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9cd7c" officeooo:paragraph-rsid="0009cd7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09cd7c" officeooo:paragraph-rsid="0009cd7c" style:font-size-asian="12.25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rsid="0009cd7c" officeooo:paragraph-rsid="0009cd7c" style:font-size-asian="12.25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09cd7c" officeooo:paragraph-rsid="0009cd7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cd7c" officeooo:paragraph-rsid="0009cd7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09cd7c" officeooo:paragraph-rsid="0009cd7c" style:font-size-asian="12.25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officeooo:rsid="0009cd7c" officeooo:paragraph-rsid="0009cd7c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8</text:p>
      <text:p text:style-name="P5">Задание 1:</text:p>
      <text:p text:style-name="P2"/>
      <text:p text:style-name="P2">Виды документации :</text:p>
      <text:p text:style-name="P2"/>
      <text:p text:style-name="P2">1) Документация для пользователей — описывает, как использовать ПО</text:p>
      <text:p text:style-name="P3">(Руководство по установке, учебник, справка)</text:p>
      <text:p text:style-name="P3">2)Документация для разработчиков — описывает внутреннюю структуру ПО</text:p>
      <text:p text:style-name="P3">(Спецификация требований, ТЗ)</text:p>
      <text:p text:style-name="P3">Документация по <text:span text:style-name="T1">API – </text:span><text:span text:style-name="T2">описание интерфейсов программирования, позволяющих другим приложениям взаимодействовать с системой.</text:span></text:p>
      <text:p text:style-name="P3">(Комментарии в коде, документация по архитектуре)</text:p>
      <text:p text:style-name="P3">4)Документация для тестировщиков — описывает процесс тестирования</text:p>
      <text:p text:style-name="P3">(Тестовые сценарии, Отчет о тестировании)</text:p>
      <text:p text:style-name="P3"><text:s/></text:p>
      <text:p text:style-name="P4">Задание 2:</text:p>
      <text:p text:style-name="P3"/>
      <text:p text:style-name="P3">Руководство пользователя для маркетплейса «<text:span text:style-name="T1">Ozon</text:span>»:</text:p>
      <text:p text:style-name="P3"/>
      <text:p text:style-name="P6">1. <text:span text:style-name="T2">Введение</text:span></text:p>
      <text:p text:style-name="P7">1.1 Назначение документа (Описывает назначение руководства пользователя)</text:p>
      <text:p text:style-name="P7">1.2 Область применения (Описывает функциональность системы)</text:p>
      <text:p text:style-name="P7">1.3 Краткое описание возможностей (Краткое описание основных функций и возможностей)</text:p>
      <text:p text:style-name="P7">2. Общие сведения</text:p>
      <text:p text:style-name="P7">2.1 Назначение и цели маркетплейса</text:p>
      <text:p text:style-name="P7">2.2 Основные термины и определения ( Глоссарий терминов, используемых в руководстве и на платформе)</text:p>
      <text:p text:style-name="P7">2.3 Минимальные требования к ПО</text:p>
      <text:p text:style-name="P7">2.4 Ограничения по использованию</text:p>
      <text:p text:style-name="P7">3. Начало работы</text:p>
      <text:p text:style-name="P7">3.1 Регистрация аккаунта</text:p>
      <text:p text:style-name="P7">3.2 Авторизация в системе</text:p>
      <text:p text:style-name="P7">3.3 Настройка профиля</text:p>
      <text:p text:style-name="P7">4. Основные функции</text:p>
      <text:p text:style-name="P7">4.1 Поиск товаров</text:p>
      <text:p text:style-name="P7">4.2 Просмотр карточки товара</text:p>
      <text:p text:style-name="P7">4.3 Добавление товара в корзину</text:p>
      <text:p text:style-name="P7">4.4 Оформление заказа</text:p>
      <text:p text:style-name="P7">4.5 Оплата заказа</text:p>
      <text:p text:style-name="P7">4.6 Отслеживание доставки</text:p>
      <text:p text:style-name="P7">5. Приложение</text:p>
      <text:p text:style-name="P7">5.1 Список сокращений</text:p>
      <text:p text:style-name="P7">5.2 Ссылки на полезные ресурсы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2:01:15.821000000</meta:creation-date>
    <dc:date>2025-10-27T12:18:59.945000000</dc:date>
    <meta:editing-duration>PT17M44S</meta:editing-duration>
    <meta:editing-cycles>1</meta:editing-cycles>
    <meta:document-statistic meta:table-count="0" meta:image-count="0" meta:object-count="0" meta:page-count="1" meta:paragraph-count="37" meta:word-count="170" meta:character-count="1340" meta:non-whitespace-character-count="1201"/>
    <meta:generator>LibreOffice/7.5.1.2$Windows_X86_64 LibreOffice_project/fcbaee479e84c6cd81291587d2ee68cba099e129</meta:generator>
  </office:meta>
</office:document-meta>
</file>